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59cm" svg:stroke-color="#993366" draw:marker-start-width="1.034cm" draw:marker-end-width="1.034cm" draw:fill="none" draw:textarea-vertical-align="middle" draw:auto-grow-height="false" fo:min-height="0.749cm" fo:min-width="0.499cm" fo:padding-top="0.4cm" fo:padding-bottom="0.4cm" fo:padding-left="0.525cm" fo:padding-right="0.52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ffcc99" draw:fill="solid" draw:fill-color="#ff6600" draw:textarea-horizontal-align="justify" draw:textarea-vertical-align="middle" draw:auto-grow-height="false"/>
    </style:style>
    <style:style style:name="gr4" style:family="graphic" style:parent-style-name="standard">
      <style:graphic-properties svg:stroke-color="#993366" draw:fill="solid" draw:fill-color="#99336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669966" draw:textarea-horizontal-align="justify" draw:textarea-vertical-align="middle" draw:auto-grow-height="false"/>
    </style:style>
    <style:style style:name="gr6" style:family="graphic" style:parent-style-name="standard">
      <style:graphic-properties svg:stroke-width="0.559cm" svg:stroke-color="#729fcf" draw:marker-start-width="1.034cm" draw:marker-end-width="1.034cm" draw:fill="none" draw:textarea-vertical-align="middle" draw:auto-grow-height="false" fo:min-height="0.749cm" fo:min-width="0.499cm" fo:padding-top="0.4cm" fo:padding-bottom="0.4cm" fo:padding-left="0.525cm" fo:padding-right="0.525cm"/>
    </style:style>
    <style:style style:name="gr7" style:family="graphic" style:parent-style-name="standard">
      <style:graphic-properties svg:stroke-width="0.559cm" svg:stroke-color="#669966" draw:marker-start-width="1.034cm" draw:marker-end-width="1.034cm" draw:fill="none" draw:textarea-vertical-align="middle" draw:auto-grow-height="false" fo:min-height="0.749cm" fo:min-width="0.499cm" fo:padding-top="0.4cm" fo:padding-bottom="0.4cm" fo:padding-left="0.525cm" fo:padding-right="0.525cm"/>
    </style:style>
    <style:style style:name="gr8" style:family="graphic" style:parent-style-name="standard">
      <style:graphic-properties svg:stroke-width="0.559cm" svg:stroke-color="#ff6600" draw:marker-start-width="1.034cm" draw:marker-end-width="1.034cm" draw:fill="none" draw:textarea-vertical-align="middle" draw:auto-grow-height="false" fo:min-height="0.749cm" fo:min-width="0.499cm" fo:padding-top="0.4cm" fo:padding-bottom="0.4cm" fo:padding-left="0.525cm" fo:padding-right="0.525cm"/>
    </style:style>
    <style:style style:name="gr9" style:family="graphic" style:parent-style-name="objectwithoutfill">
      <style:graphic-properties draw:stroke="solid" svg:stroke-width="0.457cm" draw:marker-end="Arrow" draw:marker-end-width="1.371cm" draw:fill="none" draw:fill-color="#ffcc99" draw:textarea-vertical-align="middle" fo:padding-top="0.353cm" fo:padding-bottom="0.353cm" fo:padding-left="0.478cm" fo:padding-right="0.478cm"/>
    </style:style>
    <style:style style:name="gr10" style:family="graphic" style:parent-style-name="standard">
      <style:graphic-properties draw:stroke="solid" svg:stroke-width="0.457cm" draw:marker-end="Arrowheads_20_1" draw:fill="solid" draw:fill-color="#ffcc99" draw:textarea-horizontal-align="justify" draw:textarea-vertical-align="middle" draw:auto-grow-height="false" fo:padding-top="0.353cm" fo:padding-bottom="0.353cm" fo:padding-left="0.478cm" fo:padding-right="0.47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8.001cm" svg:x="11.541cm" svg:y="15.35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207cm" svg:height="3.81cm" svg:x="2.27cm" svg:y="2.27cm">
          <text:p text:style-name="P1">Game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207cm" svg:height="3.81cm" svg:x="2.27cm" svg:y="10.017cm">
          <text:p text:style-name="P1">Player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207cm" svg:height="3.81cm" svg:x="2.143cm" svg:y="17.51cm">
          <text:p text:style-name="P1">Hand</text:p>
          <draw:enhanced-geometry svg:viewBox="0 0 21600 21600" draw:mirror-horizontal="false" draw:mirror-vertical="false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207cm" svg:height="3.81cm" svg:x="13.7cm" svg:y="17.51cm">
          <text:p text:style-name="P1">Card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207cm" svg:height="3.81cm" svg:x="13.573cm" svg:y="9.89cm">
          <text:p text:style-name="P1">Deck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207cm" svg:height="3.81cm" svg:x="13.573cm" svg:y="2.27cm">
          <text:p text:style-name="P1">Shoe</text:p>
          <draw:enhanced-geometry svg:viewBox="0 0 21600 21600" draw:mirror-horizontal="false" draw:mirror-vertical="false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7.62cm" svg:height="6.223cm" svg:x="1.127cm" svg:y="8.62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7.62cm" svg:height="6.223cm" svg:x="12.303cm" svg:y="8.493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7.62cm" svg:height="6.223cm" svg:x="12.303cm" svg:y="16.2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7.62cm" svg:height="6.223cm" svg:x="1.127cm" svg:y="16.367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7.477cm" svg:y1="4.302cm" svg:x2="13.573cm" svg:y2="4.302cm">
          <text:p/>
        </draw:line>
        <draw:line draw:style-name="gr9" draw:text-style-name="P1" draw:layer="layout" svg:x1="16.24cm" svg:y1="6.207cm" svg:x2="16.24cm" svg:y2="9.89cm">
          <text:p/>
        </draw:line>
        <draw:line draw:style-name="gr9" draw:text-style-name="P1" draw:layer="layout" svg:x1="16.24cm" svg:y1="13.827cm" svg:x2="16.367cm" svg:y2="17.51cm">
          <text:p/>
        </draw:line>
        <draw:line draw:style-name="gr9" draw:text-style-name="P1" draw:layer="layout" svg:x1="4.81cm" svg:y1="6.207cm" svg:x2="4.81cm" svg:y2="10.017cm">
          <text:p/>
        </draw:line>
        <draw:line draw:style-name="gr9" draw:text-style-name="P1" draw:layer="layout" svg:x1="4.81cm" svg:y1="13.954cm" svg:x2="4.81cm" svg:y2="17.51cm">
          <text:p/>
        </draw:line>
        <draw:custom-shape draw:style-name="gr10" draw:text-style-name="P2" draw:layer="layout" svg:width="3.048cm" svg:height="0.254cm" svg:x="7.858cm" svg:y="3.159cm">
          <text:p text:style-name="P1"><text:span text:style-name="T1">create sho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3.048cm" svg:height="0.254cm" svg:x="7.858cm" svg:y="4.937cm">
          <text:p text:style-name="P1"><text:span text:style-name="T1">deal car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3.048cm" svg:height="0.254cm" svg:x="14.716cm" svg:y="6.715cm">
          <text:p text:style-name="P1"><text:span text:style-name="T1">create de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3.048cm" svg:height="0.254cm" svg:x="14.716cm" svg:y="14.335cm">
          <text:p text:style-name="P1"><text:span text:style-name="T1">create card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3.048cm" svg:height="0.254cm" svg:x="3.286cm" svg:y="14.462cm">
          <text:p text:style-name="P1"><text:span text:style-name="T1">act on ha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3.048cm" svg:height="0.254cm" svg:x="3.413cm" svg:y="6.842cm">
          <text:p text:style-name="P1"><text:span text:style-name="T1">act on p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1" draw:layer="layout" svg:x1="7.604cm" svg:y1="19.542cm" svg:x2="13.7cm" svg:y2="19.542cm">
          <text:p/>
        </draw:line>
        <draw:custom-shape draw:style-name="gr10" draw:text-style-name="P2" draw:layer="layout" svg:width="3.048cm" svg:height="0.254cm" svg:x="7.858cm" svg:y="20.304cm">
          <text:p text:style-name="P1"><text:span text:style-name="T1">act on card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cc99" draw:marker-start-width="0.2cm" draw:marker-start-center="false" draw:marker-end-width="0.2cm" draw:marker-end-center="false" draw:stroke-linejoin="bevel" svg:stroke-linecap="squar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6T18:09:00.160239285</meta:creation-date>
    <dc:date>2015-06-26T20:33:21.283144089</dc:date>
    <meta:editing-duration>PT24M4S</meta:editing-duration>
    <meta:editing-cycles>5</meta:editing-cycles>
    <meta:generator>LibreOffice/4.2.8.2$Linux_X86_64 LibreOffice_project/420m0$Build-2</meta:generator>
    <meta:print-date>2015-06-26T18:35:20.145059597</meta:print-date>
    <meta:document-statistic meta:object-count="24"/>
  </office:meta>
</office:document-meta>
</file>